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ter7" text:continue-numbering="true" text:continue-list="list_Meter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ter8" text:continue-numbering="true" text:continue-list="list_Meter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ter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10" text:continue-numbering="true" text:continue-list="list_Mete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11" text:continue-numbering="true" text:continue-list="list_Meter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ter12" text:continue-numbering="true" text:continue-list="list_Meter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3" text:continue-numbering="true" text:continue-list="list_Meter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5" text:continue-numbering="true" text:continue-list="list_Meter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6" text:continue-numbering="true" text:continue-list="list_Meter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8" text:continue-numbering="true" text:continue-list="list_Meter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9" text:continue-numbering="true" text:continue-list="list_Meter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21" text:continue-numbering="true" text:continue-list="list_Meter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22" text:continue-numbering="true" text:continue-list="list_Meter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ter24" text:continue-numbering="true" text:continue-list="list_Meter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5" text:continue-numbering="true" text:continue-list="list_Meter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6" text:continue-numbering="true" text:continue-list="list_Meter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7" text:continue-numbering="true" text:continue-list="list_Meter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28" text:continue-numbering="true" text:continue-list="list_Meter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29" text:continue-numbering="true" text:continue-list="list_Meter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30" text:continue-numbering="true" text:continue-list="list_Meter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31" text:continue-numbering="true" text:continue-list="list_Meter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32" text:continue-numbering="true" text:continue-list="list_Meter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33" text:continue-numbering="true" text:continue-list="list_Meter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4" text:continue-numbering="true" text:continue-list="list_Meter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5" text:continue-numbering="true" text:continue-list="list_Meter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6" text:continue-numbering="true" text:continue-list="list_Meter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7" text:continue-numbering="true" text:continue-list="list_Meter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38" text:continue-numbering="true" text:continue-list="list_Meter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39" text:continue-numbering="true" text:continue-list="list_Meter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40" text:continue-numbering="true" text:continue-list="list_Meter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41" text:continue-numbering="true" text:continue-list="list_Meter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42" text:continue-numbering="true" text:continue-list="list_Meter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3" text:continue-numbering="true" text:continue-list="list_Meter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4" text:continue-numbering="true" text:continue-list="list_Meter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5" text:continue-numbering="true" text:continue-list="list_Meter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6" text:continue-numbering="true" text:continue-list="list_Meter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7" text:continue-numbering="true" text:continue-list="list_Meter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ter48" text:continue-numbering="true" text:continue-list="list_Meter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ter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ter50" text:continue-numbering="true" text:continue-list="list_Meter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ter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ter52" text:continue-numbering="true" text:continue-list="list_Meter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ter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ter54" text:continue-numbering="true" text:continue-list="list_Meter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ter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56" text:continue-numbering="true" text:continue-list="list_Meter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57" text:continue-numbering="true" text:continue-list="list_Meter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58" text:continue-numbering="true" text:continue-list="list_Meter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59" text:continue-numbering="true" text:continue-list="list_Meter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60" text:continue-numbering="true" text:continue-list="list_Meter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61" text:continue-numbering="true" text:continue-list="list_Meter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ter62" text:continue-numbering="true" text:continue-list="list_Meter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63" text:continue-numbering="true" text:continue-list="list_Meter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65" text:continue-numbering="true" text:continue-list="list_Meter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66" text:continue-numbering="true" text:continue-list="list_Meter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67" text:continue-numbering="true" text:continue-list="list_Meter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68"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